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pple-system1" svg:font-family="apple-system, BlinkMacSystemFont, 'Segoe UI', Helvetica, Arial, sans-serif, 'Apple Color Emoji', 'Segoe UI Emoji'"/>
    <style:font-face style:name="apple-system" svg:font-family="apple-system, BlinkMacSystemFont, 'Segoe WPC', 'Segoe UI', Ubuntu, 'Droid Sans',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Text_20_body">
      <style:paragraph-properties fo:margin-left="0cm" fo:margin-right="0cm" fo:orphans="2" fo:widows="2" fo:text-indent="0cm" style:auto-text-indent="false"/>
      <style:text-properties fo:font-variant="normal" fo:text-transform="none" style:use-window-font-color="true" style:font-name="apple-system" fo:font-size="10.5pt" fo:letter-spacing="normal" fo:font-style="normal" fo:font-weight="normal"/>
    </style:style>
    <style:style style:name="P3" style:family="paragraph" style:parent-style-name="Text_20_body">
      <style:paragraph-properties fo:margin-left="0cm" fo:margin-right="0cm" fo:orphans="2" fo:widows="2" fo:text-indent="0cm" style:auto-text-indent="false"/>
      <style:text-properties fo:font-variant="normal" fo:text-transform="none" style:use-window-font-color="true" style:font-name="apple-system" fo:font-size="10.5pt" fo:letter-spacing="normal" fo:font-style="italic" fo:font-weight="normal" style:font-style-asian="italic" style:font-style-complex="italic"/>
    </style:style>
    <style:style style:name="P4" style:family="paragraph" style:parent-style-name="Heading_20_2">
      <style:paragraph-properties fo:margin-left="0cm" fo:margin-right="0cm" fo:orphans="2" fo:widows="2" fo:text-indent="0cm" style:auto-text-indent="false"/>
      <style:text-properties fo:font-variant="normal" fo:text-transform="none" style:use-window-font-color="true" style:font-name="apple-system" fo:letter-spacing="normal" fo:font-style="normal" fo:font-weight="normal"/>
    </style:style>
    <style:style style:name="P5" style:family="paragraph" style:parent-style-name="Heading_20_3">
      <style:paragraph-properties fo:margin-left="0cm" fo:margin-right="0cm" fo:orphans="2" fo:widows="2" fo:text-indent="0cm" style:auto-text-indent="false"/>
      <style:text-properties fo:font-variant="normal" fo:text-transform="none" style:use-window-font-color="true" style:font-name="apple-system" fo:letter-spacing="normal" fo:font-style="normal" fo:font-weight="normal"/>
    </style:style>
    <style:style style:name="P6" style:family="paragraph" style:parent-style-name="Heading_20_1">
      <style:paragraph-properties fo:margin-left="0cm" fo:margin-right="0cm" fo:line-height="120%"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style:use-window-font-color="true" style:font-name="apple-system" fo:letter-spacing="normal" fo:font-style="normal" fo:font-weight="normal"/>
    </style:style>
    <style:style style:name="P7" style:family="paragraph" style:parent-style-name="Horizontal_20_Line">
      <style:text-properties style:use-window-font-color="true"/>
    </style:style>
    <style:style style:name="P8" style:family="paragraph" style:parent-style-name="Text_20_body" style:list-style-name="L1">
      <style:paragraph-properties fo:orphans="2" fo:widows="2"/>
      <style:text-properties fo:font-variant="normal" fo:text-transform="none" style:use-window-font-color="true" style:font-name="apple-system" fo:font-size="10.5pt" fo:letter-spacing="normal" fo:font-style="normal" fo:font-weight="normal"/>
    </style:style>
    <style:style style:name="P9" style:family="paragraph" style:parent-style-name="Text_20_body" style:list-style-name="L2">
      <style:paragraph-properties fo:orphans="2" fo:widows="2"/>
      <style:text-properties fo:font-variant="normal" fo:text-transform="none" style:use-window-font-color="true" style:font-name="apple-system" fo:font-size="10.5pt" fo:letter-spacing="normal" fo:font-style="normal" fo:font-weight="normal"/>
    </style:style>
    <style:style style:name="P10" style:family="paragraph" style:parent-style-name="Text_20_body" style:list-style-name="L3">
      <style:paragraph-properties fo:orphans="2" fo:widows="2"/>
      <style:text-properties fo:font-variant="normal" fo:text-transform="none" style:use-window-font-color="true" style:font-name="apple-system" fo:font-size="10.5pt" fo:letter-spacing="normal" fo:font-style="normal" fo:font-weight="normal"/>
    </style:style>
    <style:style style:name="P11" style:family="paragraph" style:parent-style-name="Text_20_body" style:list-style-name="L1">
      <style:paragraph-properties fo:margin-top="0cm" fo:margin-bottom="0cm" fo:orphans="2" fo:widows="2"/>
      <style:text-properties fo:font-variant="normal" fo:text-transform="none" style:use-window-font-color="true" style:font-name="apple-system" fo:font-size="10.5pt" fo:letter-spacing="normal" fo:font-style="normal" fo:font-weight="normal"/>
    </style:style>
    <style:style style:name="P12" style:family="paragraph" style:parent-style-name="Text_20_body" style:list-style-name="L2">
      <style:paragraph-properties fo:margin-top="0cm" fo:margin-bottom="0cm" fo:orphans="2" fo:widows="2"/>
      <style:text-properties fo:font-variant="normal" fo:text-transform="none" style:use-window-font-color="true" style:font-name="apple-system" fo:font-size="10.5pt" fo:letter-spacing="normal" fo:font-style="normal" fo:font-weight="normal"/>
    </style:style>
    <style:style style:name="P13" style:family="paragraph" style:parent-style-name="Text_20_body">
      <style:paragraph-properties fo:margin-left="0cm" fo:margin-right="0cm" fo:orphans="2" fo:widows="2" fo:text-indent="0cm" style:auto-text-indent="false"/>
      <style:text-properties fo:font-variant="normal" fo:text-transform="none" style:use-window-font-color="true" style:font-name="apple-system" fo:font-size="10.5pt" fo:letter-spacing="normal" fo:font-style="normal" fo:font-weight="normal"/>
    </style:style>
    <style:style style:name="T1" style:family="text">
      <style:text-properties fo:font-variant="normal" fo:text-transform="none" style:use-window-font-color="true" style:font-name="apple-system" fo:font-size="10.5pt" fo:letter-spacing="normal" fo:font-style="normal" fo:font-weight="normal"/>
    </style:style>
    <style:style style:name="T2" style:family="text">
      <style:text-properties fo:font-variant="normal" fo:text-transform="none" style:use-window-font-color="true" style:text-line-through-style="none" style:font-name="apple-system" fo:font-size="10.5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James Crowther</text:span></text:span><text:span text:style-name="T1"><text:line-break/>LinkedIn : </text:span><text:a xlink:type="simple" xlink:href="https://www.linkedin.com/in/james-crowther-2377874a/"><text:span text:style-name="T2">https://www.linkedin.com/in/james-crowther-2377874a/</text:span></text:a><text:span text:style-name="T1"><text:line-break/>GitHub : </text:span><text:a xlink:type="simple" xlink:href="https://github.com/shadowguardian507-irl"><text:span text:style-name="T2">https://github.com/shadowguardian507-irl</text:span></text:a><text:span text:style-name="T1"><text:line-break/>E-mail : </text:span><text:a xlink:type="simple" xlink:href="mailto:james@p-s-e.tk"><text:span text:style-name="T2">james@p-s-e.tk</text:span></text:a></text:p>
      <text:p text:style-name="P7"/>
      <text:h text:style-name="P6" text:outline-level="1"><text:bookmark text:name="experience-summary"/>Experience Summary</text:h>
      <text:h text:style-name="P4" text:outline-level="2"><text:bookmark text:name="personal-statement"/>Personal statement</text:h>
      <text:p text:style-name="P2">Experienced Platform Engineer with over 10 years demonstrated history of working in industry. Skilled in Ansible, Linux, Docker, Proxmox, VMware ESX/vSphere, systems automation, Cisco/Cisco-Meraki networking, Group Policy, AWS S3/Cloudfront/Route53 and Continuous Integration</text:p>
      <text:h text:style-name="P4" text:outline-level="2"><text:bookmark text:name="business-and-technical-experience"/>Business and Technical experience</text:h>
      <text:p text:style-name="P2">Administration of multi-site distributed systems and network infrastructure<text:line-break/>-- remote management of site interlinking network equipment<text:line-break/>Systems deployment/configuration automation<text:line-break/>-- via use of Ansible to ensure creation of consistent systems<text:line-break/>Infrastructure planning/structuring<text:line-break/>-- creation of supporting infrastructure/environment for running 3rd party software<text:line-break/>Performing problem analysis and rectification<text:line-break/>-- automated detection of transient systems connection issues</text:p>
      <text:h text:style-name="P5" text:outline-level="3"><text:bookmark text:name="operating-systems"/>Operating Systems</text:h>
      <text:p text:style-name="P2">Windows: Windows server 2019/2016/2012 R2, Windows 10<text:line-break/>Linux: Ubuntu, Debian, Arch, Alpine, RancherOS, K3OS(basic knowledge as result of RancherOS)<text:line-break/>Virtualisation: vSpere/ESXi, Proxmox VE, libvirt(basic knowledge)<text:line-break/>Network: Cisco Meraki switches, Cisco Catalyst switches and ASAs, Ubiquiti Networks switches and routers</text:p>
      <text:h text:style-name="P5" text:outline-level="3"><text:bookmark text:name="software--programming"/>Software / Programming</text:h>
      <text:p text:style-name="P2">Ansible, Bash Script, git, Docker, PHP, GOCD(basic use/admin), Group Policy, Active directory, Datadog systems monitoring, Terraform, vb scripting, C</text:p>
      <text:p text:style-name="P7"/>
      <text:h text:style-name="P4" text:outline-level="2"><text:bookmark text:name="careereducation-history"/>Career/Education history</text:h>
      <text:h text:style-name="P5" text:outline-level="3"><text:bookmark text:name="laterooms--manchester-city-centre"/>Laterooms _ Manchester (city centre)</text:h>
      <text:p text:style-name="P2">Nov 2018 - September 2019 _ Platform Engineer</text:p>
      <text:list xml:id="list33794425" text:style-name="L1">
        <text:list-item>
          <text:p text:style-name="P11">Responsibilities mainly around managing Linux and network systems to a detailed level with a focus on automation of systems/software/configuration deployment both on-prem and in cloud <text:soft-page-break/>hosted environments, also assisting with general windows system management and overall systems status monitoring and alerting.</text:p>
        </text:list-item>
        <text:list-item>
          <text:p text:style-name="P11">Technologies used include Ansible, Terraform, GOCD, Cisco ADSM, Cisco IOS, Cisco Meraki, Docker, Rancher (Docker orchestration), RancherOS, VMWare, Proxmox, UKFast ecloud, AWS (including S3, Route53, Certificate Manager, CloudFront), DataDog (systems status monitoring), Git (version control and storage using Github), Bash and Bat scripting, PHP scripting and webpages</text:p>
        </text:list-item>
        <text:list-item>
          <text:p text:style-name="P11">Additional duties were based around systems improvement and security hardening, as well as improving systems resilience and automated fault detection/recovery. Also optimising hardware deployment and connectivity structuring.</text:p>
        </text:list-item>
        <text:list-item>
          <text:p text:style-name="P11">interacted with external companies to facilitate deployments and integrations of their software/systems and services.</text:p>
        </text:list-item>
        <text:list-item>
          <text:p text:style-name="P8">Providing inhouse support and training to other team members and the service desk on an ad hoc basis.</text:p>
        </text:list-item>
      </text:list>
      <text:p text:style-name="P2">Jan 2016 - Nov 2018 _ Foundation Platform Engineer</text:p>
      <text:list xml:id="list33798172" text:style-name="L2">
        <text:list-item>
          <text:p text:style-name="P12">Responsibilities mainly around managing on-prem Windows, Linux and network systems, including maintenance and updating of servers, deploying software and configuring new server hardware and operating systems. In addition configuring, testing and deploying systems polices (Group policy and server base templates)</text:p>
        </text:list-item>
        <text:list-item>
          <text:p text:style-name="P9">Technologies used include Bash and Bat scripting, Group Policy, Windows server 2008R2/2012/2016, Ubuntu, Debian, VMWare, Proxmox, Git (version control and storage using Github)</text:p>
        </text:list-item>
      </text:list>
      <text:p text:style-name="P2">Apr 2009 – Jan 2016 _ Desktop Support Engineer</text:p>
      <text:list xml:id="list33815331" text:style-name="L3">
        <text:list-item>
          <text:p text:style-name="P10">Supporting users and desktop estate including application deployment and basic Group Policy, also development of in-house resources and services to ease management of on-prem resources</text:p>
        </text:list-item>
      </text:list>
      <text:h text:style-name="P5" text:outline-level="3"><text:bookmark text:name="mdc-direct--stockport"/>MdC Direct _ Stockport</text:h>
      <text:p text:style-name="P2">Jan 2008 – December 2008 _ System Support Administrator</text:p>
      <text:h text:style-name="P5" text:outline-level="3"><text:bookmark text:name="the-university-of-manchester-formerly-umist"/>The University of Manchester (formerly UMIST)</text:h>
      <text:p text:style-name="P2">September 2004 – June 2007 _ BSc Hons Computing Science</text:p>
      <text:h text:style-name="P4" text:outline-level="2"><text:bookmark text:name="certifications"/>Certifications</text:h>
      <text:p text:style-name="P2">V3 Foundation Certificate in IT Service Management<text:line-break/>Apple Certified Associate - Mac Integration 10.10</text:p>
      <text:h text:style-name="P4" text:outline-level="2"><text:bookmark text:name="general-information"/>General Information</text:h>
      <text:p text:style-name="P2">Member of BCS<text:line-break/>Full clean UK driving licence</text:p>
      <text:h text:style-name="P4" text:outline-level="2"><text:bookmark text:name="interests"/>Interests</text:h>
      <text:p text:style-name="P2">Ansible / systems automation<text:line-break/>Web app creation<text:line-break/><text:soft-page-break/>Open Source development<text:line-break/>3D design/printing<text:line-break/>VR</text:p>
      <text:h text:style-name="P4" text:outline-level="2"><text:bookmark text:name="references"/>References</text:h>
      <text:p text:style-name="P2">References available upon request</text:p>
      <text:p text:style-name="P2"/>
      <text:p text:style-name="P3">version R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pple-system1" svg:font-family="apple-system, BlinkMacSystemFont, 'Segoe UI', Helvetica, Arial, sans-serif, 'Apple Color Emoji', 'Segoe UI Emoji'"/>
    <style:font-face style:name="apple-system" svg:font-family="apple-system, BlinkMacSystemFont, 'Segoe WPC', 'Segoe UI', Ubuntu, 'Droid Sans',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16:48:09.85</meta:creation-date>
    <dc:date>2019-10-25T14:02:33.19</dc:date>
    <meta:editing-duration>P0D</meta:editing-duration>
    <meta:editing-cycles>3</meta:editing-cycles>
    <meta:generator>LibreOffice/3.5$Windows_x86 LibreOffice_project/235ab8a-3802056-4a8fed3-2d66ea8-e241b80</meta:generator>
    <meta:document-statistic meta:table-count="0" meta:image-count="0" meta:object-count="0" meta:page-count="3" meta:paragraph-count="36" meta:word-count="520" meta:character-count="3980" meta:non-whitespace-character-count="3504"/>
  </office:meta>
</office:document-meta>
</file>